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CBBD9FB5D5.png"/>
  <manifest:file-entry manifest:media-type="image/png" manifest:full-path="Pictures/10000000000000BC000000B9BF8BAE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rcelona</text:h>
      <text:h text:style-name="Heading_20_3" text:outline-level="3">Logo</text:h>
      <text:p text:style-name="Text_20_body"><draw:frame draw:style-name="fr1" draw:name="graphics1" text:anchor-type="paragraph" svg:x="0.265cm" svg:y="0.344cm" svg:width="5.292cm" svg:height="5.371cm" draw:z-index="1"><draw:image xlink:href="Pictures/10000000000000C8000000CBBD9FB5D5.png" xlink:type="simple" xlink:show="embed" xlink:actuate="onLoad"/></draw:frame></text:p>
      <text:h text:style-name="Heading_20_3" text:outline-level="3">El Classico 2010</text:h>
      <text:p text:style-name="Text_20_body">Camp Nou, 29.11.2010, 5 -0 </text:p>
      <text:p text:style-name="Standard"><draw:frame draw:style-name="fr1" draw:name="graphics3" text:anchor-type="paragraph" svg:x="0.085cm" svg:y="0.222cm" svg:width="4.974cm" svg:height="4.895cm" draw:z-index="0"><draw:image xlink:href="Pictures/10000000000000BC000000B9BF8BAE2D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10-11-30T18:32:58.17</meta:creation-date>
    <dc:date>2010-12-05T08:59:53.14</dc:date>
    <dc:creator>børre stenseth</dc:creator>
    <meta:editing-duration>PT06H59M39S</meta:editing-duration>
    <meta:editing-cycles>24</meta:editing-cycles>
    <meta:generator>OpenOffice.org/3.1$Win32 OpenOffice.org_project/310m19$Build-9420</meta:generator>
    <meta:document-statistic meta:table-count="0" meta:image-count="2" meta:object-count="0" meta:page-count="1" meta:paragraph-count="4" meta:word-count="10" meta:character-count="56"/>
  </office:meta>
</office:document-meta>
</file>